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8pt" officeooo:rsid="00089df8" officeooo:paragraph-rsid="00089df8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ied Vision Technologies-02-2416B-06028 (192.188.1.100)</text:p>
      <text:p text:style-name="P1">Category: 'Root'</text:p>
      <text:p text:style-name="P1"><text:s text:c="4"/>Category: 'Info'</text:p>
      <text:p text:style-name="P1"><text:s text:c="8"/>Integer: 'FirmwareVerMajor'</text:p>
      <text:p text:style-name="P1"><text:s text:c="8"/>Integer: 'FirmwareVerMinor'</text:p>
      <text:p text:style-name="P1"><text:s text:c="8"/>Integer: 'FirmwareVerBuild'</text:p>
      <text:p text:style-name="P1"><text:s text:c="8"/>Enumeration: 'SensorType'</text:p>
      <text:p text:style-name="P1"><text:s text:c="12"/>EnumEntry: 'Bayer'</text:p>
      <text:p text:style-name="P1"><text:s text:c="12"/>EnumEntry: 'Mono'</text:p>
      <text:p text:style-name="P1"><text:s text:c="8"/>Integer: 'SensorBits'</text:p>
      <text:p text:style-name="P1"><text:s text:c="8"/>StringReg: 'DeviceVendorName'</text:p>
      <text:p text:style-name="P1"><text:s text:c="8"/>StringReg: 'DeviceModelName'</text:p>
      <text:p text:style-name="P1"><text:s text:c="8"/>StringReg: 'DeviceFirmwareVersion'</text:p>
      <text:p text:style-name="P1"><text:s text:c="8"/>StringReg: 'DeviceID'</text:p>
      <text:p text:style-name="P1"><text:s text:c="8"/>StringReg: 'DevicePartNumber'</text:p>
      <text:p text:style-name="P1"><text:s text:c="8"/>Enumeration: 'DeviceScanType'</text:p>
      <text:p text:style-name="P1"><text:s text:c="12"/>EnumEntry: 'Areascan'</text:p>
      <text:p text:style-name="P1"><text:s text:c="4"/>Category: 'GigE'</text:p>
      <text:p text:style-name="P1"><text:s text:c="8"/>Integer: 'StreamBytesPerSecond'</text:p>
      <text:p text:style-name="P1"><text:s text:c="8"/>Enumeration: 'BandwidthControlMode'</text:p>
      <text:p text:style-name="P1"><text:s text:c="12"/>EnumEntry: 'Both'</text:p>
      <text:p text:style-name="P1"><text:s text:c="12"/>EnumEntry: 'SCPD'</text:p>
      <text:p text:style-name="P1"><text:s text:c="12"/>EnumEntry: 'StreamBytesPerSecond'</text:p>
      <text:p text:style-name="P1"><text:s text:c="8"/>Category: 'StreamHold'</text:p>
      <text:p text:style-name="P1"><text:s text:c="12"/>Enumeration: 'StreamHoldEnable'</text:p>
      <text:p text:style-name="P1"><text:s text:c="16"/>EnumEntry: 'On'</text:p>
      <text:p text:style-name="P1"><text:s text:c="16"/>EnumEntry: 'Off'</text:p>
      <text:p text:style-name="P1"><text:s text:c="12"/>Integer: 'StreamHoldCapacity'</text:p>
      <text:p text:style-name="P1"><text:s text:c="8"/>Category: 'Timestamp'</text:p>
      <text:p text:style-name="P1"><text:s text:c="12"/>Integer: 'GevTimestampTickFrequency'</text:p>
      <text:p text:style-name="P1"><text:s text:c="12"/>Command: 'GevTimestampControlLatch'</text:p>
      <text:p text:style-name="P1"><text:s text:c="12"/>Command: 'GevTimestampControlReset'</text:p>
      <text:p text:style-name="P1"><text:s text:c="12"/>Integer: 'GevTimestampValue'</text:p>
      <text:p text:style-name="P1"><text:s text:c="8"/>Integer: 'GevSCPSPacketSize'</text:p>
      <text:p text:style-name="P1"><text:s text:c="8"/>Boolean: 'ChunkModeActive'</text:p>
      <text:p text:style-name="P1"><text:s text:c="8"/>Integer: 'PayloadSize'</text:p>
      <text:p text:style-name="P1"><text:s text:c="8"/>Integer: 'NonImagePayloadSize'</text:p>
      <text:p text:style-name="P1"><text:s text:c="8"/>Boolean: 'StreamFrameRateConstrain'</text:p>
      <text:p text:style-name="P1"><text:s text:c="4"/>Category: 'Acquisition'</text:p>
      <text:p text:style-name="P1"><text:s text:c="8"/>Category: 'Trigger'</text:p>
      <text:p text:style-name="P1"><text:s text:c="12"/>Enumeration: 'TriggerSelector'</text:p>
      <text:p text:style-name="P1"><text:s text:c="16"/>EnumEntry: 'AcquisitionRecord'</text:p>
      <text:p text:style-name="P1"><text:s text:c="16"/>EnumEntry: 'AcquisitionEnd'</text:p>
      <text:p text:style-name="P1"><text:s text:c="16"/>EnumEntry: 'AcquisitionStart'</text:p>
      <text:p text:style-name="P1"><text:s text:c="16"/>EnumEntry: 'FrameStart'</text:p>
      <text:p text:style-name="P1"><text:s text:c="12"/>Enumeration: 'TriggerMode'</text:p>
      <text:p text:style-name="P1"><text:s text:c="16"/>EnumEntry: 'On'</text:p>
      <text:p text:style-name="P1"><text:s text:c="16"/>EnumEntry: 'Off'</text:p>
      <text:p text:style-name="P1"><text:s text:c="12"/>Command: 'TriggerSoftware'</text:p>
      <text:p text:style-name="P1"><text:s text:c="12"/>Enumeration: 'TriggerSource'</text:p>
      <text:p text:style-name="P1"><text:s text:c="16"/>EnumEntry: 'Software'</text:p>
      <text:p text:style-name="P1"><text:s text:c="16"/>EnumEntry: 'FixedRate'</text:p>
      <text:p text:style-name="P1"><text:s text:c="16"/>EnumEntry: 'Line2'</text:p>
      <text:p text:style-name="P1"><text:s text:c="16"/>EnumEntry: 'Line1'</text:p>
      <text:p text:style-name="P1"><text:s text:c="16"/>EnumEntry: 'Freerun'</text:p>
      <text:p text:style-name="P1"><text:s text:c="12"/>Enumeration: 'TriggerActivation'</text:p>
      <text:p text:style-name="P1"><text:s text:c="16"/>EnumEntry: 'LevelLow'</text:p>
      <text:p text:style-name="P1"><text:s text:c="16"/>EnumEntry: 'LevelHigh'</text:p>
      <text:p text:style-name="P1"><text:s text:c="16"/>EnumEntry: 'AnyEdge'</text:p>
      <text:p text:style-name="P1"><text:s text:c="16"/>EnumEntry: 'FallingEdge'</text:p>
      <text:p text:style-name="P1"><text:s text:c="16"/>EnumEntry: 'RisingEdge'</text:p>
      <text:p text:style-name="P1"><text:s text:c="12"/>Enumeration: 'TriggerOverlap'</text:p>
      <text:p text:style-name="P1"><text:s text:c="16"/>EnumEntry: 'PreviousFrame'</text:p>
      <text:p text:style-name="P1"><text:s text:c="16"/>EnumEntry: 'Off'</text:p>
      <text:p text:style-name="P1"><text:s text:c="12"/>Float: 'TriggerDelayAbs'</text:p>
      <text:p text:style-name="P1"><text:s text:c="8"/>Command: 'AcquisitionStart'</text:p>
      <text:p text:style-name="P1"><text:s text:c="8"/>Command: 'AcquisitionStop'</text:p>
      <text:p text:style-name="P1"><text:s text:c="8"/>Command: 'AcquisitionAbort'</text:p>
      <text:p text:style-name="P1"><text:s text:c="8"/>Enumeration: 'AcquisitionMode'</text:p>
      <text:p text:style-name="P1"><text:s text:c="12"/>EnumEntry: 'Recorder'</text:p>
      <text:p text:style-name="P1"><text:s text:c="12"/>EnumEntry: 'MultiFrame'</text:p>
      <text:p text:style-name="P1"><text:s text:c="12"/>EnumEntry: 'SingleFrame'</text:p>
      <text:p text:style-name="P1"><text:s text:c="12"/>EnumEntry: 'Continuous'</text:p>
      <text:p text:style-name="P1"><text:s text:c="8"/>Integer: 'AcquisitionFrameCount'</text:p>
      <text:p text:style-name="P1"><text:s text:c="8"/>Converter: 'AcquisitionFrameRateAbs'</text:p>
      <text:p text:style-name="P1"><text:s text:c="8"/>Converter: 'AcquisitionFrameRateLimit'</text:p>
      <text:p text:style-name="P1"><text:s text:c="8"/>Integer: 'RecorderPreEventCount'</text:p>
      <text:p text:style-name="P1"><text:s text:c="4"/>Category: 'ImageMode'</text:p>
      <text:p text:style-name="P1"><text:s text:c="8"/>Integer: 'SensorWidth'</text:p>
      <text:p text:style-name="P1"><text:s text:c="8"/>Integer: 'SensorHeight'</text:p>
      <text:p text:style-name="P1"><text:s text:c="8"/>Integer: 'BinningHorizontal'</text:p>
      <text:p text:style-name="P1"><text:s text:c="8"/>Integer: 'BinningVertical'</text:p>
      <text:p text:style-name="P1"><text:s text:c="4"/>Category: 'ImageFormat'</text:p>
      <text:p text:style-name="P1"><text:s text:c="8"/>Integer: 'WidthMax'</text:p>
      <text:p text:style-name="P1"><text:s text:c="8"/>Integer: 'HeightMax'</text:p>
      <text:p text:style-name="P1"><text:s text:c="8"/>Enumeration: 'PixelFormat'</text:p>
      <text:p text:style-name="P1"><text:s text:c="12"/>EnumEntry: 'Mono14'</text:p>
      <text:p text:style-name="P1"><text:s text:c="12"/>EnumEntry: 'Mono12Packed'</text:p>
      <text:p text:style-name="P1"><text:s text:c="12"/>EnumEntry: 'Mono12'</text:p>
      <text:p text:style-name="P1"><text:s text:c="12"/>EnumEntry: 'Mono8'</text:p>
      <text:p text:style-name="P1"><text:s text:c="8"/>Integer: 'Width'</text:p>
      <text:p text:style-name="P1"><text:s text:c="8"/>Integer: 'Height'</text:p>
      <text:p text:style-name="P1"><text:s text:c="8"/>Integer: 'OffsetX'</text:p>
      <text:p text:style-name="P1"><text:s text:c="8"/>Integer: 'OffsetY'</text:p>
      <text:p text:style-name="P1"><text:s text:c="8"/>Integer: 'ImageSize'</text:p>
      <text:p text:style-name="P1"><text:s text:c="4"/>Category: 'Controls'</text:p>
      <text:p text:style-name="P1"><text:s text:c="8"/>Category: 'DSPSubregion'</text:p>
      <text:p text:style-name="P1"><text:s text:c="12"/>Integer: 'DSPSubregionLeft'</text:p>
      <text:p text:style-name="P1"><text:s text:c="12"/>Integer: 'DSPSubregionTop'</text:p>
      <text:p text:style-name="P1"><text:s text:c="12"/>Integer: 'DSPSubregionRight'</text:p>
      <text:p text:style-name="P1"><text:s text:c="12"/>Integer: 'DSPSubregionBottom'</text:p>
      <text:p text:style-name="P1"><text:s text:c="8"/>Category: 'Exposure'</text:p>
      <text:p text:style-name="P1"><text:s text:c="12"/>Enumeration: 'ExposureMode'</text:p>
      <text:p text:style-name="P1"><text:s text:c="16"/>EnumEntry: 'Timed'</text:p>
      <text:p text:style-name="P1"><text:s text:c="12"/>Float: 'ExposureTimeAbs'</text:p>
      <text:p text:style-name="P1"><text:s text:c="12"/>Enumeration: 'ExposureAuto'</text:p>
      <text:p text:style-name="P1"><text:s text:c="16"/>EnumEntry: 'other'</text:p>
      <text:p text:style-name="P1"><text:s text:c="16"/>EnumEntry: 'Continuous'</text:p>
      <text:p text:style-name="P1"><text:s text:c="16"/>EnumEntry: 'Once'</text:p>
      <text:p text:style-name="P1"><text:s text:c="16"/>EnumEntry: 'Off'</text:p>
      <text:p text:style-name="P1"><text:s text:c="12"/>Category: 'ExposureAutoControl'</text:p>
      <text:p text:style-name="P1"><text:s text:c="16"/>Integer: 'ExposureAutoTarget'</text:p>
      <text:p text:style-name="P1"><text:s text:c="16"/>Enumeration: 'ExposureAutoAlg'</text:p>
      <text:p text:style-name="P1"><text:s text:c="20"/>EnumEntry: 'FitRange'</text:p>
      <text:p text:style-name="P1"><text:s text:c="20"/>EnumEntry: 'Mean'</text:p>
      <text:p text:style-name="P1"><text:s text:c="16"/>Integer: 'ExposureAutoMin'</text:p>
      <text:p text:style-name="P1"><text:s text:c="16"/>Integer: 'ExposureAutoMax'</text:p>
      <text:p text:style-name="P1"><text:s text:c="16"/>Integer: 'ExposureAutoRate'</text:p>
      <text:p text:style-name="P1"><text:s text:c="16"/>Integer: 'ExposureAutoOutliers'</text:p>
      <text:p text:style-name="P1"><text:s text:c="16"/>Integer: 'ExposureAutoAdjustTol'</text:p>
      <text:p text:style-name="P1"><text:s text:c="8"/>Category: 'Gain'</text:p>
      <text:p text:style-name="P1"><text:s text:c="12"/>Enumeration: 'GainSelector'</text:p>
      <text:p text:style-name="P1"><text:s text:c="16"/>EnumEntry: 'All'</text:p>
      <text:p text:style-name="P1"><text:s text:c="12"/>Integer: 'GainRaw'</text:p>
      <text:p text:style-name="P1"><text:s text:c="12"/>Enumeration: 'GainAuto'</text:p>
      <text:p text:style-name="P1"><text:s text:c="16"/>EnumEntry: 'Continuous'</text:p>
      <text:p text:style-name="P1"><text:s text:c="16"/>EnumEntry: 'Once'</text:p>
      <text:p text:style-name="P1"><text:s text:c="16"/>EnumEntry: 'Off'</text:p>
      <text:p text:style-name="P1"><text:s text:c="12"/>Category: 'GainAutoControl'</text:p>
      <text:p text:style-name="P1"><text:s text:c="16"/>Integer: 'GainAutoTarget'</text:p>
      <text:p text:style-name="P1"><text:s text:c="16"/>Integer: 'GainAutoMin'</text:p>
      <text:p text:style-name="P1"><text:s text:c="16"/>Integer: 'GainAutoMax'</text:p>
      <text:p text:style-name="P1"><text:s text:c="16"/>Integer: 'GainAutoRate'</text:p>
      <text:p text:style-name="P1"><text:s text:c="16"/>Integer: 'GainAutoOutliers'</text:p>
      <text:p text:style-name="P1"><text:s text:c="16"/>Integer: 'GainAutoAdjustTol'</text:p>
      <text:p text:style-name="P1"><text:s text:c="8"/>Category: 'Whitebalance'</text:p>
      <text:p text:style-name="P1"><text:s text:c="12"/>Category: 'BalanceWhiteAutoControl'</text:p>
      <text:p text:style-name="P1"><text:s text:c="8"/>Category: 'Iris'</text:p>
      <text:p text:style-name="P1"><text:s text:c="12"/>Enumeration: 'IrisMode'</text:p>
      <text:p text:style-name="P1"><text:s text:c="16"/>EnumEntry: 'VideoClose'</text:p>
      <text:p text:style-name="P1"><text:s text:c="16"/>EnumEntry: 'VideoOpen'</text:p>
      <text:p text:style-name="P1"><text:s text:c="16"/>EnumEntry: 'Video'</text:p>
      <text:p text:style-name="P1"><text:s text:c="16"/>EnumEntry: 'Disabled'</text:p>
      <text:p text:style-name="P1"><text:s text:c="12"/>Integer: 'IrisAutoTarget'</text:p>
      <text:p text:style-name="P1"><text:s text:c="12"/>Integer: 'IrisVideoLevel'</text:p>
      <text:p text:style-name="P1"><text:s text:c="12"/>Integer: 'IrisVideoLevelMin'</text:p>
      <text:p text:style-name="P1"><text:s text:c="12"/>Integer: 'IrisVideoLevelMax'</text:p>
      <text:p text:style-name="P1"><text:s text:c="8"/>Category: 'DefectMask'</text:p>
      <text:p text:style-name="P1"><text:s text:c="12"/>Enumeration: 'DefectMaskColumnEnable'</text:p>
      <text:p text:style-name="P1"><text:s text:c="16"/>EnumEntry: 'Enabled'</text:p>
      <text:p text:style-name="P1"><text:s text:c="16"/>EnumEntry: 'Disabled'</text:p>
      <text:p text:style-name="P1"><text:s text:c="12"/>Enumeration: 'DefectMaskPixelEnable'</text:p>
      <text:p text:style-name="P1"><text:s text:c="16"/>EnumEntry: 'Enabled'</text:p>
      <text:p text:style-name="P1"><text:s text:c="16"/>EnumEntry: 'Disabled'</text:p>
      <text:p text:style-name="P1"><text:s text:c="8"/>Category: 'SubstrateVoltage'</text:p>
      <text:p text:style-name="P1"><text:s text:c="12"/>Integer: 'VsubValue'</text:p>
      <text:p text:style-name="P1"><text:s text:c="8"/>Category: 'LensDrive'</text:p>
      <text:p text:style-name="P1"><text:s text:c="12"/>Integer: 'LensVoltage'</text:p>
      <text:p text:style-name="P1"><text:s text:c="12"/>Integer: 'LensVoltageControl'</text:p>
      <text:p text:style-name="P1"><text:soft-page-break/><text:s text:c="12"/>Enumeration: 'LensDriveCommand'</text:p>
      <text:p text:style-name="P1"><text:s text:c="16"/>EnumEntry: 'ZoomTimedOut'</text:p>
      <text:p text:style-name="P1"><text:s text:c="16"/>EnumEntry: 'ZoomTimedIn'</text:p>
      <text:p text:style-name="P1"><text:s text:c="16"/>EnumEntry: 'FocusTimedFar'</text:p>
      <text:p text:style-name="P1"><text:s text:c="16"/>EnumEntry: 'FocusTimedNear'</text:p>
      <text:p text:style-name="P1"><text:s text:c="16"/>EnumEntry: 'IrisTimedClose'</text:p>
      <text:p text:style-name="P1"><text:s text:c="16"/>EnumEntry: 'IrisTimedOpen'</text:p>
      <text:p text:style-name="P1"><text:s text:c="16"/>EnumEntry: 'Stop'</text:p>
      <text:p text:style-name="P1"><text:s text:c="12"/>Integer: 'LensDriveDuration'</text:p>
      <text:p text:style-name="P1"><text:s text:c="4"/>Category: 'IO'</text:p>
      <text:p text:style-name="P1"><text:s text:c="8"/>Category: 'SyncIn'</text:p>
      <text:p text:style-name="P1"><text:s text:c="12"/>Integer: 'SyncInLevels'</text:p>
      <text:p text:style-name="P1"><text:s text:c="12"/>Enumeration: 'SyncInSelector'</text:p>
      <text:p text:style-name="P1"><text:s text:c="16"/>EnumEntry: 'SyncIn2'</text:p>
      <text:p text:style-name="P1"><text:s text:c="16"/>EnumEntry: 'SyncIn1'</text:p>
      <text:p text:style-name="P1"><text:s text:c="12"/>Integer: 'SyncInGlitchFilter'</text:p>
      <text:p text:style-name="P1"><text:s text:c="8"/>Category: 'SyncOut'</text:p>
      <text:p text:style-name="P1"><text:s text:c="12"/>Integer: 'SyncOutLevels'</text:p>
      <text:p text:style-name="P1"><text:s text:c="12"/>Enumeration: 'SyncOutSelector'</text:p>
      <text:p text:style-name="P1"><text:s text:c="16"/>EnumEntry: 'SyncOut4'</text:p>
      <text:p text:style-name="P1"><text:s text:c="16"/>EnumEntry: 'SyncOut3'</text:p>
      <text:p text:style-name="P1"><text:s text:c="16"/>EnumEntry: 'SyncOut2'</text:p>
      <text:p text:style-name="P1"><text:s text:c="16"/>EnumEntry: 'SyncOut1'</text:p>
      <text:p text:style-name="P1"><text:s text:c="12"/>Enumeration: 'SyncOutSource'</text:p>
      <text:p text:style-name="P1"><text:s text:c="16"/>EnumEntry: 'Strobe1'</text:p>
      <text:p text:style-name="P1"><text:s text:c="16"/>EnumEntry: 'LineIn2'</text:p>
      <text:p text:style-name="P1"><text:s text:c="16"/>EnumEntry: 'LineIn1'</text:p>
      <text:p text:style-name="P1"><text:s text:c="16"/>EnumEntry: 'Acquiring'</text:p>
      <text:p text:style-name="P1"><text:s text:c="16"/>EnumEntry: 'Imaging'</text:p>
      <text:p text:style-name="P1"><text:s text:c="16"/>EnumEntry: 'FrameReadout'</text:p>
      <text:p text:style-name="P1"><text:s text:c="16"/>EnumEntry: 'Exposing'</text:p>
      <text:p text:style-name="P1"><text:s text:c="16"/>EnumEntry: 'FrameTrigger'</text:p>
      <text:p text:style-name="P1"><text:s text:c="16"/>EnumEntry: 'FrameTriggerReady'</text:p>
      <text:p text:style-name="P1"><text:s text:c="16"/>EnumEntry: 'AcquisitionTriggerReady'</text:p>
      <text:p text:style-name="P1"><text:s text:c="16"/>EnumEntry: 'GPO'</text:p>
      <text:p text:style-name="P1"><text:s text:c="12"/>Enumeration: 'SyncOutPolarity'</text:p>
      <text:p text:style-name="P1"><text:s text:c="16"/>EnumEntry: 'Invert'</text:p>
      <text:p text:style-name="P1"><text:s text:c="16"/>EnumEntry: 'Normal'</text:p>
      <text:p text:style-name="P1"><text:s text:c="8"/>Category: 'Strobe'</text:p>
      <text:p text:style-name="P1"><text:s text:c="12"/>Enumeration: 'StrobeSource'</text:p>
      <text:p text:style-name="P1"><text:s text:c="16"/>EnumEntry: 'LineIn2'</text:p>
      <text:p text:style-name="P1"><text:s text:c="16"/>EnumEntry: 'LineIn1'</text:p>
      <text:p text:style-name="P1"><text:s text:c="16"/>EnumEntry: 'Acquiring'</text:p>
      <text:p text:style-name="P1"><text:s text:c="16"/>EnumEntry: 'FrameReadout'</text:p>
      <text:p text:style-name="P1"><text:s text:c="16"/>EnumEntry: 'Exposing'</text:p>
      <text:p text:style-name="P1"><text:s text:c="16"/>EnumEntry: 'FrameTrigger'</text:p>
      <text:p text:style-name="P1"><text:s text:c="16"/>EnumEntry: 'FrameTriggerReady'</text:p>
      <text:p text:style-name="P1"><text:s text:c="16"/>EnumEntry: 'AcquisitionTriggerReady'</text:p>
      <text:p text:style-name="P1"><text:s text:c="12"/>Enumeration: 'StrobeDurationMode'</text:p>
      <text:p text:style-name="P1"><text:s text:c="16"/>EnumEntry: 'Controlled'</text:p>
      <text:p text:style-name="P1"><text:s text:c="16"/>EnumEntry: 'Source'</text:p>
      <text:p text:style-name="P1"><text:s text:c="12"/>Integer: 'StrobeDelay'</text:p>
      <text:p text:style-name="P1"><text:s text:c="12"/>Integer: 'StrobeDuration'</text:p>
      <text:p text:style-name="P1"><text:s text:c="4"/>Category: 'EventControl'</text:p>
      <text:p text:style-name="P1"><text:s text:c="8"/>Enumeration: 'EventSelector'</text:p>
      <text:p text:style-name="P1"><text:s text:c="12"/>EnumEntry: 'Line4FallingEdge'</text:p>
      <text:p text:style-name="P1"><text:s text:c="12"/>EnumEntry: 'Line4RisingEdge'</text:p>
      <text:p text:style-name="P1"><text:s text:c="12"/>EnumEntry: 'Line3FallingEdge'</text:p>
      <text:p text:style-name="P1"><text:s text:c="12"/>EnumEntry: 'Line3RisingEdge'</text:p>
      <text:p text:style-name="P1"><text:s text:c="12"/>EnumEntry: 'Line2FallingEdge'</text:p>
      <text:p text:style-name="P1"><text:s text:c="12"/>EnumEntry: 'Line2RisingEdge'</text:p>
      <text:p text:style-name="P1"><text:s text:c="12"/>EnumEntry: 'Line1FallingEdge'</text:p>
      <text:p text:style-name="P1"><text:s text:c="12"/>EnumEntry: 'Line1RisingEdge'</text:p>
      <text:p text:style-name="P1"><text:s text:c="12"/>EnumEntry: 'AcquisitionRecordTrigger'</text:p>
      <text:p text:style-name="P1"><text:s text:c="12"/>EnumEntry: 'ExposureEnd'</text:p>
      <text:p text:style-name="P1"><text:s text:c="12"/>EnumEntry: 'FrameTrigger'</text:p>
      <text:p text:style-name="P1"><text:s text:c="12"/>EnumEntry: 'AcquisitionEnd'</text:p>
      <text:p text:style-name="P1"><text:s text:c="12"/>EnumEntry: 'AcquisitionStart'</text:p>
      <text:p text:style-name="P1"><text:s text:c="8"/>Enumeration: 'EventNotification'</text:p>
      <text:p text:style-name="P1"><text:s text:c="12"/>EnumEntry: 'On'</text:p>
      <text:p text:style-name="P1"><text:s text:c="12"/>EnumEntry: 'Off'</text:p>
      <text:p text:style-name="P1"><text:s text:c="8"/>Integer: 'EventsEnable1'</text:p>
      <text:p text:style-name="P1"><text:s text:c="8"/>Category: 'EventID'</text:p>
      <text:p text:style-name="P1"><text:s text:c="12"/>Integer: 'EventAcquisitionStart'</text:p>
      <text:p text:style-name="P1"><text:s text:c="12"/>Integer: 'EventAcquisitionEnd'</text:p>
      <text:p text:style-name="P1"><text:s text:c="12"/>Integer: 'EventFrameTrigger'</text:p>
      <text:p text:style-name="P1"><text:s text:c="12"/>Integer: 'EventExposureEnd'</text:p>
      <text:p text:style-name="P1"><text:s text:c="12"/>Integer: 'EventAcquisitionRecordTrigger'</text:p>
      <text:p text:style-name="P1"><text:s text:c="12"/>Integer: 'EventLine1RisingEdge'</text:p>
      <text:p text:style-name="P1"><text:s text:c="12"/>Integer: 'EventLine1FallingEdge'</text:p>
      <text:p text:style-name="P1"><text:s text:c="12"/>Integer: 'EventLine2RisingEdge'</text:p>
      <text:p text:style-name="P1"><text:s text:c="12"/>Integer: 'EventLine2FallingEdge'</text:p>
      <text:p text:style-name="P1"><text:s text:c="12"/>Integer: 'EventLine3RisingEdge'</text:p>
      <text:p text:style-name="P1"><text:s text:c="12"/>Integer: 'EventLine3FallingEdge'</text:p>
      <text:p text:style-name="P1"><text:s text:c="12"/>Integer: 'EventLine4RisingEdge'</text:p>
      <text:p text:style-name="P1"><text:s text:c="12"/>Integer: 'EventLine4FallingEdge'</text:p>
      <text:p text:style-name="P1"><text:s text:c="12"/>Integer: 'EventOverflow'</text:p>
      <text:p text:style-name="P1"><text:s text:c="12"/>Integer: 'EventError'</text:p>
      <text:p text:style-name="P1"><text:s text:c="4"/>Category: 'SavedUserSets'</text:p>
      <text:p text:style-name="P1"><text:s text:c="8"/>Enumeration: 'UserSetSelector'</text:p>
      <text:p text:style-name="P1"><text:s text:c="12"/>EnumEntry: 'UserSet5'</text:p>
      <text:p text:style-name="P1"><text:s text:c="12"/>EnumEntry: 'UserSet4'</text:p>
      <text:p text:style-name="P1"><text:s text:c="12"/>EnumEntry: 'UserSet3'</text:p>
      <text:p text:style-name="P1"><text:s text:c="12"/>EnumEntry: 'UserSet2'</text:p>
      <text:p text:style-name="P1"><text:s text:c="12"/>EnumEntry: 'UserSet1'</text:p>
      <text:p text:style-name="P1"><text:s text:c="12"/>EnumEntry: 'Default'</text:p>
      <text:p text:style-name="P1"><text:s text:c="8"/>Command: 'UserSetLoad'</text:p>
      <text:p text:style-name="P1"><text:s text:c="8"/>Command: 'UserSetSave'</text:p>
      <text:p text:style-name="P1"><text:s text:c="8"/>Enumeration: 'UserSetDefaultSelector'</text:p>
      <text:p text:style-name="P1"><text:s text:c="12"/>EnumEntry: 'UserSet5'</text:p>
      <text:p text:style-name="P1"><text:s text:c="12"/>EnumEntry: 'UserSet4'</text:p>
      <text:p text:style-name="P1"><text:s text:c="12"/>EnumEntry: 'UserSet3'</text:p>
      <text:p text:style-name="P1"><text:s text:c="12"/>EnumEntry: 'UserSet2'</text:p>
      <text:p text:style-name="P1"><text:s text:c="12"/>EnumEntry: 'UserSet1'</text:p>
      <text:p text:style-name="P1"><text:s text:c="12"/>EnumEntry: 'Default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8T15:27:50.117780337</dc:date>
    <meta:editing-duration>PT19S</meta:editing-duration>
    <meta:editing-cycles>1</meta:editing-cycles>
    <meta:document-statistic meta:table-count="0" meta:image-count="0" meta:object-count="0" meta:page-count="2" meta:paragraph-count="264" meta:word-count="530" meta:character-count="9692" meta:non-whitespace-character-count="6234"/>
    <meta:generator>LibreOffice/5.1.6.2$Linux_X86_64 LibreOffice_project/10m0$Build-2</meta:generator>
  </office:meta>
</office:document-meta>
</file>